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4924383040170928396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3049308414458226678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4934914549280890180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2703012213838033858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  <text:list-item>
              <text:p text:style-name="P6">Support Cloak of mist, Magic spectacles</text:p>
            </text:list-item>
            <text:list-item>
              <text:p text:style-name="P6">Support victory point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8654608114128312169" text:style-name="L5">
        <text:list-item>
          <text:list>
            <text:list-item>
              <text:p text:style-name="P7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5376679950724664249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P2"/>
      <text:p text:style-name="Standard"><text:tab/><text:span text:style-name="T1">69%</text:span></text:p>
      <text:list xml:id="list4891106367080700422" text:style-name="L7">
        <text:list-item>
          <text:list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8462438494781742849" text:style-name="L8">
        <text:list-item>
          <text:list>
            <text:list-item>
              <text:p text:style-name="P10">Support random placement of chits</text:p>
            </text:list-item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<text:soft-page-break/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3408003515403962571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30T13:07:00.21</dc:date>
    <meta:editing-duration>PT1H13M10S</meta:editing-duration>
    <meta:editing-cycles>21</meta:editing-cycles>
    <meta:generator>OpenOffice/4.0.1$Win32 OpenOffice.org_project/401m5$Build-9714</meta:generator>
    <meta:document-statistic meta:table-count="0" meta:image-count="0" meta:object-count="0" meta:page-count="2" meta:paragraph-count="54" meta:word-count="366" meta:character-count="2226"/>
  </office:meta>
</office:document-meta>
</file>